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Heading_20_3">
      <style:text-properties officeooo:paragraph-rsid="0017e5f3"/>
    </style:style>
    <style:style style:name="P2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Preformatted_20_Text">
      <style:paragraph-properties fo:margin-top="0in" fo:margin-bottom="0.1965in" style:contextual-spacing="false" style:writing-mode="lr-tb"/>
    </style:style>
    <style:style style:name="T1" style:family="text">
      <style:text-properties fo:font-size="21pt" officeooo:rsid="0017e5f3" style:font-size-asian="21pt" style:font-size-complex="21pt"/>
    </style:style>
    <style:style style:name="T2" style:family="text">
      <style:text-properties officeooo:rsid="0017e5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<text:span text:style-name="T1">Assignment</text:span></text:span></text:h>
      <text:h text:style-name="P1" text:outline-level="3"><text:span text:style-name="Strong_20_Emphasis"><text:span text:style-name="T2">Topic </text:span></text:span><text:span text:style-name="Strong_20_Emphasis">15 (Recursion basics, inductive reasoning) </text:span></text:h>
      <text:h text:style-name="P1" text:outline-level="3"><text:span text:style-name="Strong_20_Emphasis">Lecture 15 Challenge 1: </text:span></text:h>
      <text:h text:style-name="P1" text:outline-level="3"><text:span text:style-name="Strong_20_Emphasis"><text:span text:style-name="T2">R</text:span></text:span><text:span text:style-name="Strong_20_Emphasis">ecur_factorial</text:span></text:h>
      <text:p text:style-name="Text_20_body"><text:span text:style-name="Strong_20_Emphasis">Topic:</text:span> Recursion vs Iteration</text:p>
      <text:p text:style-name="Preformatted_20_Text"/>
      <text:p text:style-name="P2"><text:span text:style-name="Source_20_Text">def recur_factorial(n):</text:span></text:p>
      <text:p text:style-name="P3"><text:span text:style-name="Source_20_Text"><text:s text:c="4"/>"""</text:span></text:p>
      <text:p text:style-name="P3"><text:span text:style-name="Source_20_Text"><text:s text:c="4"/>n: int &gt;= 0</text:span></text:p>
      <text:p text:style-name="P3"/>
      <text:p text:style-name="P3"><text:span text:style-name="Source_20_Text"><text:s text:c="4"/>Returns the factorial of n using recursion.</text:span></text:p>
      <text:p text:style-name="P3"><text:span text:style-name="Source_20_Text"><text:s text:c="4"/>Hint: Base case is when n == 0. In the recursive case, return n * factorial(n-1).</text:span></text:p>
      <text:p text:style-name="P3"><text:span text:style-name="Source_20_Text"><text:s text:c="4"/>"""</text:span></text:p>
      <text:p text:style-name="P3"><text:span text:style-name="Source_20_Text"><text:s text:c="4"/># Your code here</text:span></text:p>
      <text:p text:style-name="P3"/>
      <text:p text:style-name="P3"><text:span text:style-name="Source_20_Text"># Examples:</text:span></text:p>
      <text:p text:style-name="P3"><text:span text:style-name="Source_20_Text">print(recur_factorial(0)) <text:s/># prints 1</text:span></text:p>
      <text:p text:style-name="P3"><text:span text:style-name="Source_20_Text">print(recur_factorial(5)) <text:s/># prints 120</text:span></text:p>
      <text:p text:style-name="P4"><text:span text:style-name="Source_20_Text">print(recur_factorial(7)) <text:s/># prints 5040</text:span></text:p>
      <text:p text:style-name="Horizontal_20_Line"/>
      <text:h text:style-name="P1" text:outline-level="3"><text:span text:style-name="Strong_20_Emphasis">Lecture 15 Challenge 2: </text:span></text:h>
      <text:h text:style-name="P1" text:outline-level="3"><text:span text:style-name="Strong_20_Emphasis"><text:span text:style-name="T2">I</text:span></text:span><text:span text:style-name="Strong_20_Emphasis">s_palindrome_recur</text:span></text:h>
      <text:p text:style-name="Text_20_body"><text:span text:style-name="Strong_20_Emphasis">Topic:</text:span> Inductive reasoning, recursive thinking on strings</text:p>
      <text:p text:style-name="Preformatted_20_Text"/>
      <text:p text:style-name="P2"><text:span text:style-name="Source_20_Text">def is_palindrome_recur(s):</text:span></text:p>
      <text:p text:style-name="P3"><text:span text:style-name="Source_20_Text"><text:s text:c="4"/>"""</text:span></text:p>
      <text:p text:style-name="P3"><text:span text:style-name="Source_20_Text"><text:s text:c="4"/>s: string</text:span></text:p>
      <text:p text:style-name="P3"/>
      <text:p text:style-name="P3"><text:span text:style-name="Source_20_Text"><text:s text:c="4"/>Returns True if s is a palindrome using recursion, False otherwise.</text:span></text:p>
      <text:p text:style-name="P3"><text:span text:style-name="Source_20_Text"><text:s text:c="4"/>Hint: A string is a palindrome if the first and last characters are equal</text:span></text:p>
      <text:p text:style-name="P3"><text:span text:style-name="Source_20_Text"><text:s text:c="4"/>and the substring in between is also a palindrome.</text:span></text:p>
      <text:p text:style-name="P3"><text:span text:style-name="Source_20_Text"><text:s text:c="4"/>"""</text:span></text:p>
      <text:p text:style-name="P3"><text:span text:style-name="Source_20_Text"><text:s text:c="4"/># Your code here</text:span></text:p>
      <text:p text:style-name="P3"/>
      <text:p text:style-name="P3"><text:span text:style-name="Source_20_Text"># Examples:</text:span></text:p>
      <text:p text:style-name="P3"><text:span text:style-name="Source_20_Text">print(is_palindrome_recur("racecar")) <text:s/># prints True</text:span></text:p>
      <text:p text:style-name="P3"><text:span text:style-name="Source_20_Text">print(is_palindrome_recur("hello")) <text:s text:c="3"/># prints False</text:span></text:p>
      <text:p text:style-name="P4"><text:span text:style-name="Source_20_Text">print(is_palindrome_recur("madam")) <text:s text:c="3"/># prints True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9T17:50:08.874273127</meta:creation-date>
    <dc:date>2025-07-09T17:54:28.480872248</dc:date>
    <meta:editing-duration>PT4M21S</meta:editing-duration>
    <meta:editing-cycles>1</meta:editing-cycles>
    <meta:document-statistic meta:table-count="0" meta:image-count="0" meta:object-count="0" meta:page-count="1" meta:paragraph-count="31" meta:word-count="135" meta:character-count="1002" meta:non-whitespace-character-count="833"/>
    <meta:generator>LibreOffice/24.8.7.2$Linux_X86_64 LibreOffice_project/480$Build-2</meta:generator>
  </office:meta>
</office:document-meta>
</file>